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nectionException.OdeConnec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nectionException.OdeConnec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nectionException.OdeConne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